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d212" officeooo:paragraph-rsid="0009d212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ff6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1db0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05c0b7" style:font-size-asian="16p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22518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9bf5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55302" officeooo:paragraph-rsid="00255302" style:font-name-asian="OLIVEOIL" style:font-size-asian="12pt" style:font-weight-asian="bold" style:font-name-complex="OLIVEOIL" style:font-size-complex="12pt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9d212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font-size="16pt" officeooo:rsid="0009d212" style:font-size-asian="16pt" style:font-size-complex="16pt"/>
    </style:style>
    <style:style style:name="T11" style:family="text">
      <style:text-properties fo:font-size="16pt" officeooo:rsid="0009d212" style:font-size-asian="14pt" style:font-size-complex="16pt"/>
    </style:style>
    <style:style style:name="T12" style:family="text">
      <style:text-properties officeooo:rsid="0009d212"/>
    </style:style>
    <style:style style:name="T13" style:family="text">
      <style:text-properties officeooo:rsid="000e4ff6"/>
    </style:style>
    <style:style style:name="T14" style:family="text">
      <style:text-properties officeooo:rsid="0011faf9"/>
    </style:style>
    <style:style style:name="T15" style:family="text">
      <style:text-properties officeooo:rsid="00181de3"/>
    </style:style>
    <style:style style:name="T16" style:family="text">
      <style:text-properties officeooo:rsid="001a1db0"/>
    </style:style>
    <style:style style:name="T17" style:family="text">
      <style:text-properties officeooo:rsid="001a5e18"/>
    </style:style>
    <style:style style:name="T18" style:family="text">
      <style:text-properties officeooo:rsid="001bdd02"/>
    </style:style>
    <style:style style:name="T19" style:family="text">
      <style:text-properties officeooo:rsid="001d092d"/>
    </style:style>
    <style:style style:name="T20" style:family="text">
      <style:text-properties officeooo:rsid="001e5870"/>
    </style:style>
    <style:style style:name="T21" style:family="text">
      <style:text-properties officeooo:rsid="001f307e"/>
    </style:style>
    <style:style style:name="T22" style:family="text">
      <style:text-properties officeooo:rsid="00209b34"/>
    </style:style>
    <style:style style:name="T23" style:family="text">
      <style:text-properties officeooo:rsid="00222518"/>
    </style:style>
    <style:style style:name="T24" style:family="text">
      <style:text-properties officeooo:rsid="00234d0f"/>
    </style:style>
    <style:style style:name="T25" style:family="text">
      <style:text-properties officeooo:rsid="00239bf5"/>
    </style:style>
    <style:style style:name="T26" style:family="text">
      <style:text-properties officeooo:rsid="00241101"/>
    </style:style>
    <style:style style:name="T27" style:family="text">
      <style:text-properties officeooo:rsid="0026bace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6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7"/><text:span text:style-name="T13">Stout</text:span> <text:s text:c="60"/></text:p>
      <text:p text:style-name="P9">Brew Date: <text:s text:c="4"/><text:span text:style-name="T16">June 19’17</text:span> <text:s text:c="64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64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4" svg:x1="1.543cm" svg:y1="0.624cm" svg:x2="1.622cm" svg:y2="6.577cm"><text:p/></draw:line><draw:line text:anchor-type="paragraph" draw:z-index="5" draw:style-name="gr2" draw:text-style-name="P24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0">20 <text:s text:c="6"/># <text:s text:c="5"/>Pale</text:p>
      <text:p text:style-name="P10">1 <text:s text:c="8"/># <text:s text:c="5"/>Black Patent </text:p>
      <text:p text:style-name="P10"><draw:custom-shape text:anchor-type="paragraph" draw:z-index="2" draw:style-name="gr1" draw:text-style-name="P24" svg:width="0.583cm" svg:height="0.53cm" svg:x="16.307cm" svg:y="0.07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9"/># <text:s text:c="4"/>Roasted Barley</text:p>
      <text:p text:style-name="P10">2 <text:s text:c="9"/># <text:s text:c="4"/>Wheat</text:p>
      <text:p text:style-name="P10">0.5 <text:s text:c="6"/># <text:s text:c="4"/>Flaked Barley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7"><draw:line text:anchor-type="paragraph" draw:z-index="4" draw:style-name="gr2" draw:text-style-name="P24" svg:x1="1.623cm" svg:y1="0.626cm" svg:x2="1.702cm" svg:y2="0.6cm"><text:p/></draw:line> <text:s text:c="4"/>Irish Moss</text:p>
      <text:p text:style-name="P18"><text:s text:c="13"/><text:span text:style-name="T21">Nottingham ale</text:span></text:p>
      <text:p text:style-name="P7"/>
      <text:p text:style-name="P7"/>
      <text:p text:style-name="P7"/>
      <text:p text:style-name="P7"><draw:line text:anchor-type="paragraph" draw:z-index="7" draw:style-name="gr2" draw:text-style-name="P24" svg:x1="7.497cm" svg:y1="0.564cm" svg:x2="7.576cm" svg:y2="4.004cm"><text:p/></draw:line>Qt <text:s/>oz/g <text:s text:c="2"/>Hop/Seasoning <text:s text:c="14"/><text:span text:style-name="T12">Time</text:span></text:p>
      <text:p text:style-name="P8"><draw:line text:anchor-type="paragraph" draw:z-index="6" draw:style-name="gr2" draw:text-style-name="P24" svg:x1="2.549cm" svg:y1="0.012cm" svg:x2="2.628cm" svg:y2="3.452cm"><text:p/></draw:line> <text:span text:style-name="T12">45 <text:s text:c="5"/>g <text:s text:c="5"/>NB <text:s text:c="26"/>90 min</text:span></text:p>
      <text:p text:style-name="P2"><text:s text:c="2"/><text:span text:style-name="T11">45</text:span><text:span text:style-name="T12"> <text:s text:c="11"/></text:span><text:span text:style-name="T11">g <text:s text:c="7"/>NB <text:s text:c="34"/>15 min </text:span><text:span text:style-name="T12"><text:s/></text:span></text:p>
      <text:p text:style-name="P2"><text:s text:c="3"/><text:span text:style-name="T21">1</text:span><text:span text:style-name="T10"> <text:s text:c="5"/>tabs <text:s text:c="6"/>Whirlflock <text:s text:c="23"/>15 min</text:span></text:p>
      <text:p text:style-name="P15"/>
      <text:p text:style-name="P15"/>
      <text:p text:style-name="P2"><text:span text:style-name="T5"><text:s text:c="807"/></text:span><text:span text:style-name="T7">Stage <text:s text:c="13"/>Date <text:s text:c="17"/></text:span></text:p>
      <text:p text:style-name="P11">Primary: <text:s/></text:p>
      <text:p text:style-name="P11">Racked:<text:tab/><text:tab/><text:tab/><text:tab/><text:tab/><text:tab/></text:p>
      <text:p text:style-name="P11">Racked:</text:p>
      <text:p text:style-name="P11">Bottled: <text:s text:c="3"/><text:span text:style-name="T15"><text:s text:c="7"/></text:span><text:tab/><text:tab/><text:tab/><text:tab/><text:tab/><text:tab/></text:p>
      <text:p text:style-name="P14">Kegged: <text:s text:c="3"/></text:p>
      <text:p text:style-name="P14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><draw:frame draw:style-name="fr3" draw:name="Object2" text:anchor-type="paragraph" svg:x="9.587cm" svg:y="-0.201cm" svg:width="11.363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7">6:30am</text:span></text:p>
      <text:p text:style-name="P11">Fill mash tun:<text:tab/><text:span text:style-name="T17">Sun</text:span></text:p>
      <text:p text:style-name="P11">Fill sparge kettle:<text:tab/><text:span text:style-name="T17">Sun</text:span><text:tab/><text:tab/><text:tab/></text:p>
      <text:p text:style-name="P11">Fire burners: <text:span text:style-name="T17">6:30</text:span>am</text:p>
      <text:p text:style-name="P11">Heat Mash Tun : Target Temp: <text:span text:style-name="T12">155</text:span> <text:s text:c="4"/></text:p>
      <text:p text:style-name="P11">Heat Sparge Kettle: Target Temp: 1<text:span text:style-name="T16">65</text:span></text:p>
      <text:p text:style-name="P11">Target Temp (Mash): </text:p>
      <text:p text:style-name="P11">Grind grain: <text:s text:c="2"/><text:span text:style-name="T17">7:20am</text:span> </text:p>
      <text:p text:style-name="P11">sparge temp:<text:span text:style-name="T18">163</text:span></text:p>
      <text:p text:style-name="P11">Strike Temp: <text:span text:style-name="T18">158</text:span></text:p>
      <text:p text:style-name="P11">pump temp: <text:s/></text:p>
      <text:p text:style-name="P11">Mash in: <text:span text:style-name="T18">7:40am</text:span></text:p>
      <text:p text:style-name="P11">Temp: <text:span text:style-name="T18">148</text:span></text:p>
      <text:p text:style-name="P11"><text:s/>Mash: Duration: <text:s text:c="2"/><text:span text:style-name="T13">90</text:span> <text:s text:c="4"/>minutes <text:s text:c="7"/></text:p>
      <text:p text:style-name="P13">Start: <text:span text:style-name="T18">7:40am</text:span></text:p>
      <text:p text:style-name="P13">Finish:<text:span text:style-name="T18">9:10am</text:span></text:p>
      <text:p text:style-name="P11">Heat (to deactivate enzymes)<text:tab/><text:tab/></text:p>
      <text:p text:style-name="P13">Target Temp: <text:span text:style-name="T16">168</text:span> <text:s text:c="2"/></text:p>
      <text:p text:style-name="P13">Start: <text:s text:c="5"/><text:span text:style-name="T19">re-circ failed</text:span></text:p>
      <text:p text:style-name="P11">Finish: <text:s text:c="2"/></text:p>
      <text:p text:style-name="P11">Heat Sparge H20 (Target175◦) <text:s text:c="7"/></text:p>
      <text:p text:style-name="P13">Sparge: </text:p>
      <text:p text:style-name="P13">Start: <text:s/><text:span text:style-name="T19">9:30am</text:span></text:p>
      <text:p text:style-name="P11">Finish:<text:span text:style-name="T22">10:23am</text:span></text:p>
      <text:p text:style-name="P11">Wort collected: <text:s text:c="2"/><text:span text:style-name="T14">full kettle</text:span></text:p>
      <text:p text:style-name="P11">Boil : Burner On: <text:s/><text:span text:style-name="T20">9:48am</text:span></text:p>
      <text:p text:style-name="P11">Rolling Boil: <text:s text:c="3"/><text:span text:style-name="T23">10:29am</text:span></text:p>
      <text:p text:style-name="P11">Duration: 90 min <text:s/>Start: <text:s/><text:span text:style-name="T24">10:45</text:span></text:p>
      <text:p text:style-name="P21">Finish: <text:s text:c="2"/><text:span text:style-name="T24">12:15pm</text:span> <text:s text:c="3"/></text:p>
      <text:p text:style-name="P21">Hops In: <text:s/><text:span text:style-name="T24">11:15</text:span> <text:span text:style-name="T24">am</text:span> <text:s/></text:p>
      <text:p text:style-name="P22"><text:span text:style-name="T24">Whirlflock in: 11:59</text:span></text:p>
      <text:p text:style-name="P22">Hops in : <text:span text:style-name="T24">12:00pm </text:span></text:p>
      <text:p text:style-name="P11">Burner Off: <text:span text:style-name="T24">12:15</text:span></text:p>
      <text:p text:style-name="P11">Rest 15 min <text:s text:c="7"/></text:p>
      <text:p text:style-name="P11">Pump and chill: <text:s text:c="4"/></text:p>
      <text:p text:style-name="P11">Start: <text:s text:c="2"/><text:span text:style-name="T26">12:30</text:span> <text:s text:c="2"/>Finish: <text:s/><text:span text:style-name="T27">1:03</text:span> <text:s text:c="3"/></text:p>
      <text:p text:style-name="P11">OG : <text:s text:c="2"/><text:span text:style-name="T26">1.064</text:span></text:p>
      <text:p text:style-name="P12">Yeast: <text:s text:c="2"/><text:span text:style-name="T26">nottingham</text:span></text:p>
      <text:p text:style-name="P11">Irish Moss</text:p>
      <text:p text:style-name="P5"/>
      <text:p text:style-name="P5">Notes: <text:span text:style-name="T25">false bottom still letting grain in around the edge/ re-circ stuck on heating to de-activate enzymes</text:span></text:p>
      <text:p text:style-name="P23">whirlpooled wort w/ drill noticed later hops on the sides of the kett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9T13:05:20.220573972</dc:date>
    <meta:editing-duration>PT5H31M22S</meta:editing-duration>
    <meta:editing-cycles>14</meta:editing-cycles>
    <meta:document-statistic meta:table-count="0" meta:image-count="0" meta:object-count="3" meta:page-count="2" meta:paragraph-count="69" meta:word-count="228" meta:character-count="2706" meta:non-whitespace-character-count="1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62cm" svg:height="8.999cm" xlink:href="." xlink:type="simple" chart:class="chart:line" chart:style-name="ch1">
        <chart:title svg:x="3.957cm" svg:y="0.315cm" chart:style-name="ch2">
          <text:p>Stout June 19'17</text:p>
        </chart:title>
        <chart:legend chart:legend-position="end" svg:x="8.695cm" svg:y="3.702cm" style:legend-expansion="high" chart:style-name="ch3"/>
        <chart:plot-area chart:style-name="ch4" chart:data-source-has-labels="both" svg:x="1.238cm" svg:y="1.273cm" svg:width="7.23cm" svg:height="6.566cm">
          <chartooo:coordinate-region svg:x="2.045cm" svg:y="1.472cm" svg:width="6.423cm" svg:height="5.322cm"/>
          <chart:axis chart:dimension="x" chart:name="primary-x" chart:style-name="ch5" chartooo:axis-type="auto">
            <chartooo:date-scale/>
            <chart:title svg:x="4.491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